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ce style:name="Tahoma1" svg:font-family="Tahoma"/>
    <style:font-face style:name="TimesNewRomanPS-BoldMT" svg:font-family="TimesNewRomanPS-BoldMT"/>
    <style:font-face style:name="TimesNewRomanPSMT" svg:font-family="TimesNewRomanPSMT"/>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paragraph-properties fo:text-align="start" style:justify-single-word="false" style:text-autospace="none"/>
      <style:text-properties style:font-name="Times New Roman" fo:font-size="12pt" style:font-name-asian="TimesNewRomanPSMT" style:font-size-asian="12pt" style:font-name-complex="TimesNewRomanPSMT" style:font-size-complex="12pt"/>
    </style:style>
    <style:style style:name="P3" style:family="paragraph" style:parent-style-name="Standard">
      <style:text-properties style:font-name="Courier New" fo:font-size="10pt" style:font-name-asian="Courier New" style:font-size-asian="10pt" style:font-name-complex="Courier New" style:font-size-complex="10pt"/>
    </style:style>
    <style:style style:name="P4" style:family="paragraph" style:parent-style-name="Standard">
      <style:paragraph-properties fo:margin-left="0in" fo:margin-right="0in" fo:text-align="start" style:justify-single-word="false" fo:text-indent="0in" style:auto-text-indent="false" style:text-autospace="none"/>
    </style:style>
    <style:style style:name="P5" style:family="paragraph" style:parent-style-name="Standard">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6" style:family="paragraph" style:parent-style-name="Standard">
      <style:paragraph-properties fo:margin-left="0in" fo:margin-right="0in" fo:text-align="start" style:justify-single-word="false" fo:text-indent="0in" style:auto-text-indent="false" style:text-autospace="none"/>
      <style:text-properties style:font-name="Times New Roman" fo:font-size="12pt" style:font-name-asian="Courier New" style:font-size-asian="12pt" style:font-name-complex="Courier New" style:font-size-complex="12pt"/>
    </style:style>
    <style:style style:name="T1" style:family="text">
      <style:text-properties style:font-name="Times New Roman"/>
    </style:style>
    <style:style style:name="T2" style:family="text">
      <style:text-properties fo:font-weight="bold" style:font-name-asian="TimesNewRomanPS-BoldMT" style:font-weight-asian="bold" style:font-name-complex="TimesNewRomanPS-BoldM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veloping rich web components with frameworks</text:p>
      <text:p text:style-name="P1"/>
      <text:p text:style-name="P1">Objective</text:p>
      <text:p text:style-name="P1"/>
      <text:p text:style-name="P1">To design and develop rich web components in AJAX with ModelibraWicket, Wicket and Dojo frameworks.</text:p>
      <text:p text:style-name="P1"/>
      <text:p text:style-name="P1"/>
      <text:p text:style-name="P1">Why</text:p>
      <text:p text:style-name="P1"/>
      <text:p text:style-name="P1">The current version of ModelibraWicket does not have Ajax components. Ajax components provide the richness of standard desktop applications.</text:p>
      <text:p text:style-name="P1"/>
      <text:p text:style-name="P1">The best way to learn is to study well-designed frameworks and apply that knowledge in a new <text:s/>project.</text:p>
      <text:p text:style-name="P1"/>
      <text:p text:style-name="P1"/>
      <text:p text:style-name="P1">Approach</text:p>
      <text:p text:style-name="P1"/>
      <text:p text:style-name="P1">To study Modelibra, ModelibraWicket and Wicket frameworks. </text:p>
      <text:p text:style-name="P1">To study Dojo framework.</text:p>
      <text:p text:style-name="P1">To develop a small collection of Ajax components in ModelibraWicket by using Wicket and Dojo.</text:p>
      <text:p text:style-name="P1"/>
      <text:p text:style-name="P1">I use the spiral approach to learning and developing software. This means that you will have to work every week. I am very serious about it.</text:p>
      <text:p text:style-name="P1"/>
      <text:p text:style-name="P1"/>
      <text:p text:style-name="P1">Modelibra</text:p>
      <text:p text:style-name="P1"/>
      <text:p text:style-name="P1">Modelibra is a domain model framework for rapid application development. A domain model may be designed, generated, and validated as a web application. Modelibra uses the Wicket web framework for generic web components that are views of model concepts. The generic web components may be mixed with specific web components to develop a professional Wicket application. </text:p>
      <text:p text:style-name="P1"/>
      <text:p text:style-name="P1"><text:a xlink:type="simple" xlink:href="http://drdb.fsa.ulaval.ca/modelibra/">http://drdb.fsa.ulaval.ca/modelibra/</text:a></text:p>
      <text:p text:style-name="P1"><text:a xlink:type="simple" xlink:href="http://www.javaforge.com/proj/summary.do?proj_id=1647">http://www.javaforge.com/proj/summary.do?proj_id=1647</text:a></text:p>
      <text:p text:style-name="P1"/>
      <text:p text:style-name="P1"/>
      <text:p text:style-name="P1">ModelibraWicket</text:p>
      <text:p text:style-name="P1"/>
      <text:p text:style-name="P2">Modelibra has a companion rapid web application development framework, called <text:span text:style-name="T1">ModelibraWicket</text:span>, <text:soft-page-break/>which can be used to make a default Wicket application out of a domain model. <text:span text:style-name="T1">ModelibraWicket</text:span> uses the domain model configuration to find the model entry points and to provide a web page for each entry point, either for the display or for the update of data. An entry point is a collection of entities and it is presented in a web page as a table, a list, or a slide show of entities. This choice and other view presentation properties are defined in the XML configuration of the domain model<text:span text:style-name="T2">. </text:span>The traversal of the domain model is done by navigating from an entry entity to neighbor entities following the parent-child neighbor directions. A default application may help developers validate and consequently refine the domain model. In addition, <text:span text:style-name="T1">ModelibraWicket</text:span> has a collection of web components that may be easily reused in specific web applications to display or update entities.</text:p>
      <text:p text:style-name="P2"/>
      <text:p text:style-name="P1"><text:a xlink:type="simple" xlink:href="http://drdb.fsa.ulaval.ca/modelibra/">http://drdb.fsa.ulaval.ca/modelibra/</text:a></text:p>
      <text:p text:style-name="P2"><text:a xlink:type="simple" xlink:href="http://www.javaforge.com/proj/summary.do?proj_id=1647">http://www.javaforge.com/proj/summary.do?proj_id=1647</text:a></text:p>
      <text:p text:style-name="P1"/>
      <text:p text:style-name="P1"/>
      <text:p text:style-name="P1">Wicket</text:p>
      <text:p text:style-name="P1"/>
      <text:p text:style-name="P1">With proper mark-up/logic separation, a POJO data model, and a refreshing lack of XML, Apache Wicket makes developing web-apps simple and enjoyable again. Swap the boilerplate, complex debugging and brittle code for powerful, reusable components written with plain Java and HTML. </text:p>
      <text:p text:style-name="P1"/>
      <text:p text:style-name="P1"><text:a xlink:type="simple" xlink:href="http://wicket.apache.org/">http://wicket.apache.org/</text:a></text:p>
      <text:p text:style-name="P1"><text:a xlink:type="simple" xlink:href="http://blog.platinumsolutions.com/Wicket-Tutorial">http://blog.platinumsolutions.com/Wicket-Tutorial</text:a></text:p>
      <text:p text:style-name="P3"><text:a xlink:type="simple" xlink:href="http://www.jroller.com/page/karthikg?entry=wicket_and_ajax">http://www.jroller.com/page/karthikg?entry=wicket_and_ajax</text:a></text:p>
      <text:p text:style-name="Standard"/>
      <text:p text:style-name="Standard"/>
      <text:p text:style-name="Standard">Ajax</text:p>
      <text:p text:style-name="Standard"/>
      <text:p text:style-name="P4">Web applications developed with Ajax take a great leap forth towards the richness of standard desktop applications. No longer are you forced to wait five seconds for the page to reload every time you click on something. Ajax applications change in real time. They can let you drag boxes around, they can refresh themselves with new information, they can completely re-arrange the page without clearing it. And there's no special plugin required. Ajax is just a style of design, one that milks all the features of modern browsers to produce something that feels less web and more desktop. </text:p>
      <text:p text:style-name="P4"/>
      <text:p text:style-name="P5"><text:a xlink:type="simple" xlink:href="http://ajaxpatterns.org/">http://ajaxpatterns.org/</text:a></text:p>
      <text:p text:style-name="P5"><text:a xlink:type="simple" xlink:href="http://www.w3schools.com/ajax/default.asp">http://www.w3schools.com/ajax/default.asp</text:a></text:p>
      <text:p text:style-name="P5"><text:a xlink:type="simple" xlink:href="http://www.thinwire.com/">http://www.thinwire.com/</text:a></text:p>
      <text:p text:style-name="P5"><text:a xlink:type="simple" xlink:href="http://www.developer.com/java/ent/article.php/3627666">http://www.developer.com/java/ent/article.php/3627666</text:a></text:p>
      <text:p text:style-name="P6"/>
      <text:p text:style-name="P6"/>
      <text:p text:style-name="P6">Dojo</text:p>
      <text:p text:style-name="P6"/>
      <text:p text:style-name="P5"><text:soft-page-break/><text:a xlink:type="simple" xlink:href="http://dojotoolkit.org/">http://dojotoolkit.org/</text:a></text:p>
      <text:p text:style-name="P6"/>
      <text:p text:style-name="P6">Dojo is an Open Source DHTML toolkit written in JavaScript. It builds on several contributed code bases (nWidgets, Burstlib, f(m)), which is why we refer to it sometimes as a "unified" toolkit. Dojo aims to solve some long-standing historical problems with DHTML which prevented mass adoption of dynamic web application development. </text:p>
      <text:p text:style-name="P6"/>
      <text:p text:style-name="P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ce style:name="Tahoma1" svg:font-family="Tahoma"/>
    <style:font-face style:name="TimesNewRomanPS-BoldMT" svg:font-family="TimesNewRomanPS-BoldMT"/>
    <style:font-face style:name="TimesNewRomanPSMT" svg:font-family="TimesNewRomanPSMT"/>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Dzenan Ridjanovic</meta:initial-creator>
    <meta:creation-date>2007-11-12T14:56:09</meta:creation-date>
    <dc:creator>Dzenan Ridjanovic</dc:creator>
    <dc:date>2007-11-24T16:03:25</dc:date>
    <meta:editing-cycles>17</meta:editing-cycles>
    <meta:editing-duration>PT1H6M27S</meta:editing-duration>
    <meta:user-defined meta:name="Info 1"/>
    <meta:user-defined meta:name="Info 2"/>
    <meta:user-defined meta:name="Info 3"/>
    <meta:user-defined meta:name="Info 4"/>
    <meta:document-statistic meta:table-count="0" meta:image-count="0" meta:object-count="0" meta:page-count="3" meta:paragraph-count="33" meta:word-count="582" meta:character-count="3782"/>
  </office:meta>
</office:document-meta>
</file>